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7-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9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row table:style-name="ro1">
          <table:table-cell office:value-type="string" calcext:value-type="string">
            <text:p>13.11.21, 00:5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8" office:value-type="string" calcext:value-type="string">
            <text:p>Ablehnend</text:p>
          </table:table-cell>
          <table:table-cell table:style-name="ce7" office:value-type="string" calcext:value-type="string">
            <text:p>Bezug Faktencheck</text:p>
          </table:table-cell>
          <table:table-cell table:style-name="ce10" office:value-type="string" calcext:value-type="string">
            <text:p>Neutral / nicht eindeutig zuweisbar</text:p>
          </table:table-cell>
          <table:table-cell table:style-name="ce7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port24 - Seht euch an, wie dreckig Zuckerbergs Facebook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port24 - Seht euch an, wie dreckig Zuckerbergs Facebook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rt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. Juni um 11:22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t euch an, wie dreckig Zuckerbergs Facebook manipuliert, wenn die offizielle Aussage der WHO (!), auf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 sich sonst beruft, nicht dem Wunsch der Pharmaindustrie entspricht. Um das 18,2-fache gedrosselt. Sh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you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gehts zum Artikel: https://report24.news/who-aendert-empfehlung-kinder-und-jugendliche-nicht-impfen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6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 Kommentare 11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nd 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cebook sollte komplett verschwin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K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ich finde auf der WHO-Seite nur das hier: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‚Children and adolescents tend to have milder disease compared to adults, so unless they are part 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group at higher risk of severe COVID-19, it is less urgent to vaccinate them than older people, tho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chronic health conditions and health worker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e evidence is needed on the use of the different COVID-19 vaccines in children to be able to 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 recommendations on vaccinating children against COVID-19.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empfehlen die Impfung also durchaus für Kinder mit Vorerkrankungen. Wo genau ist denn der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ikel zitierte Absatz zu fin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Koller ja das steht seit heu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port24aktuell/posts/17626908451317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port24 - Seht euch an, wie dreckig Zuckerbergs Facebook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Koller ja das steht seit he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e schon einen Bericht auch von Report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Hambö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port24aktuell/posts/17626908451317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6" table:formula="of:=COUNTIF([.C$1:.C$1048576];&quot;X&quot;)" office:value-type="float" office:value="2" calcext:value-type="float">
            <text:p>2</text:p>
          </table:table-cell>
          <table:table-cell table:style-name="ce6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6" table:formula="of:=COUNTIF([.F$1:.F$1048576];&quot;X&quot;)" office:value-type="float" office:value="1" calcext:value-type="float">
            <text:p>1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/>
          <table:table-cell table:formula="of:=SUM(;[.C98];[.D98];[.F98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/>
          <table:table-cell table:style-name="ce7" office:value-type="string" calcext:value-type="string">
            <text:p>Gesamt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3:26:07.09242110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3:34:07.416108956</dc:date>
    <meta:editing-duration>PT7M58S</meta:editing-duration>
    <meta:editing-cycles>4</meta:editing-cycles>
    <meta:document-statistic meta:table-count="1" meta:cell-count="81" meta:object-count="0"/>
  </office:meta>
</office:document-meta>
</file>